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8000003A81C833508.jpg" manifest:media-type="image/jpeg"/>
  <manifest:file-entry manifest:full-path="Pictures/10000000000004930000049313C4063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081cm" svg:stroke-color="#ff4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5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1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3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0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43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3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37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5429" loext:opacity="100%" fo:font-size="9pt" fo:font-weight="bold" style:font-size-asian="9pt" style:font-weight-asian="bold" style:font-size-complex="9pt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color="#ff5429" loext:opacity="100%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749cm" svg:height="15.749cm" svg:x="6cm" svg:y="0cm">
          <draw:image xlink:href="Pictures/10000000000004930000049313C40638.jpg" xlink:type="simple" xlink:show="embed" xlink:actuate="onLoad" draw:mime-type="image/jpeg">
            <text:p/>
          </draw:image>
        </draw:frame>
        <draw:line draw:style-name="gr2" draw:text-style-name="P1" draw:layer="layout" svg:x1="14.552cm" svg:y1="3.992cm" svg:x2="14.796cm" svg:y2="5.977cm">
          <text:p/>
        </draw:line>
        <draw:line draw:style-name="gr2" draw:text-style-name="P1" draw:layer="layout" svg:x1="15.55cm" svg:y1="4.082cm" svg:x2="15.134cm" svg:y2="6.038cm">
          <text:p/>
        </draw:line>
        <draw:frame draw:style-name="gr3" draw:text-style-name="P2" draw:layer="layout" svg:width="1.155cm" svg:height="0.963cm" svg:x="13.31cm" svg:y="3cm">
          <draw:text-box>
            <text:p><text:span text:style-name="T1">SPI</text:span><text:span text:style-name="T1"><text:line-break/></text:span><text:span text:style-name="T1">CLK</text:span></text:p>
          </draw:text-box>
        </draw:frame>
        <draw:frame draw:style-name="gr4" draw:text-style-name="P2" draw:layer="layout" svg:width="1.313cm" svg:height="0.963cm" svg:x="14cm" svg:y="3cm">
          <draw:text-box>
            <text:p><text:span text:style-name="T1">SPI</text:span><text:span text:style-name="T1"><text:line-break/></text:span><text:span text:style-name="T1">MOSI</text:span></text:p>
          </draw:text-box>
        </draw:frame>
        <draw:frame draw:style-name="gr5" draw:text-style-name="P2" draw:layer="layout" svg:width="1.137cm" svg:height="0.963cm" svg:x="15.187cm" svg:y="3cm">
          <draw:text-box>
            <text:p><text:span text:style-name="T1">SPI</text:span><text:span text:style-name="T1"><text:line-break/></text:span><text:span text:style-name="T1">CSn</text:span></text:p>
          </draw:text-box>
        </draw:frame>
        <draw:line draw:style-name="gr2" draw:text-style-name="P1" draw:layer="layout" svg:x1="18.136cm" svg:y1="7.638cm" svg:x2="16.141cm" svg:y2="7.778cm">
          <text:p/>
        </draw:line>
        <draw:frame draw:style-name="gr6" draw:text-style-name="P2" draw:layer="layout" svg:width="1.808cm" svg:height="0.607cm" svg:x="18.03cm" svg:y="7.171cm">
          <draw:text-box>
            <text:p><text:span text:style-name="T1">I2C_SCL</text:span></text:p>
          </draw:text-box>
        </draw:frame>
        <draw:line draw:style-name="gr2" draw:text-style-name="P1" draw:layer="layout" svg:x1="18.502cm" svg:y1="8.13cm" svg:x2="16.007cm" svg:y2="8.13cm">
          <text:p/>
        </draw:line>
        <draw:frame draw:style-name="gr7" draw:text-style-name="P2" draw:layer="layout" svg:width="1.843cm" svg:height="0.607cm" svg:x="18.5cm" svg:y="7.893cm">
          <draw:text-box>
            <text:p><text:span text:style-name="T1">I2C_SDA</text:span></text:p>
          </draw:text-box>
        </draw:frame>
        <draw:line draw:style-name="gr2" draw:text-style-name="P1" draw:layer="layout" svg:x1="13.907cm" svg:y1="3.99cm" svg:x2="14.185cm" svg:y2="5.971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5cm" svg:height="15cm" svg:x="7.5cm" svg:y="0.5cm">
          <draw:image xlink:href="Pictures/10000000000003A8000003A81C833508.jpg" xlink:type="simple" xlink:show="embed" xlink:actuate="onLoad" draw:mime-type="image/jpeg">
            <text:p/>
          </draw:image>
        </draw:frame>
        <draw:line draw:style-name="gr2" draw:text-style-name="P1" draw:layer="layout" svg:x1="18.384cm" svg:y1="2.366cm" svg:x2="16.616cm" svg:y2="4.134cm">
          <text:p/>
        </draw:line>
        <draw:line draw:style-name="gr2" draw:text-style-name="P1" draw:layer="layout" svg:x1="15.5cm" svg:y1="6.5cm" svg:x2="16.573cm" svg:y2="5.375cm">
          <text:p/>
        </draw:line>
        <draw:frame draw:style-name="gr9" draw:text-style-name="P2" draw:layer="layout" svg:width="1.331cm" svg:height="0.607cm" svg:x="18.169cm" svg:y="1.893cm">
          <draw:text-box>
            <text:p><text:span text:style-name="T1">SDA</text:span></text:p>
          </draw:text-box>
        </draw:frame>
        <draw:frame draw:style-name="gr10" draw:text-style-name="P2" draw:layer="layout" svg:width="1.137cm" svg:height="0.607cm" svg:x="14.5cm" svg:y="6.393cm">
          <draw:text-box>
            <text:p><text:span text:style-name="T1">SC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6:23:47.442271631</meta:creation-date>
    <dc:date>2025-01-11T13:01:56.047578435</dc:date>
    <meta:editing-duration>PT1H54M53S</meta:editing-duration>
    <meta:editing-cycles>4</meta:editing-cycles>
    <meta:generator>LibreOffice/24.8.4.2$Linux_X86_64 LibreOffice_project/480$Build-2</meta:generator>
    <meta:document-statistic meta:object-count="41"/>
  </office:meta>
</office:document-meta>
</file>